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Hawkins, Derek<text:tab/>derek@codingtemple.com<text:tab/>(555) 555-5555<text:tab/>Teacher, Coding Temple<text:tab/>@derekhawkins</text:span></text:p>
      <text:p text:style-name="P1"><text:span text:style-name="T1">Zhai, Mo<text:tab/>mozhai@codingtemple.com<text:tab/>(555) 555-5554<text:tab/>Teacher, Coding Temple</text:span></text:p>
      <text:p text:style-name="P1"><text:span text:style-name="T1">Johnson, Joe<text:tab/>joejohnson@codingtemple.com<text:tab/><text:tab/>Johson, Joe</text:span></text:p>
      <text:p text:style-name="P1"><text:span text:style-name="T1">Osterberg, Sven-Erik<text:tab/>governor@norrbotten.co.se<text:tab/><text:tab/>Governor, Norrbotten<text:tab/>@sverik</text:span></text:p>
      <text:p text:style-name="P1"><text:span text:style-name="T1">, Tim<text:tab/>tim@killerrabbit.com<text:tab/><text:tab/>Enchanter, Killer Rabbit Cave</text:span></text:p>
      <text:p text:style-name="P1"><text:span text:style-name="T1">Butz, Ryan<text:tab/>ryanb@codingtemple.com<text:tab/>(555) 555-5543<text:tab/>CEO, Coding Temple<text:tab/>@ryanbutz</text:span></text:p>
      <text:p text:style-name="P1"><text:span text:style-name="T1">Doctor, The<text:tab/>doctor+companion@tardis.co.uk<text:tab/><text:tab/>Time Lord, Gallifrey</text:span></text:p>
      <text:p text:style-name="P1"><text:span text:style-name="T1">Exampleson, Example<text:tab/>me@example.com<text:tab/>555-555-5552<text:tab/>Example, Example Co.<text:tab/>@example</text:span></text:p>
      <text:p text:style-name="P1"><text:span text:style-name="T1">Pael, Ripal<text:tab/>ripalp@codingtemple.com<text:tab/>(555) 555-5553<text:tab/>Teacher, Coding Temple<text:tab/>@ripalp</text:span></text:p>
      <text:p text:style-name="P1"><text:span text:style-name="T1">Vader, Darth<text:tab/>darth-vader@empire.gov<text:tab/>(555) 555-4444<text:tab/>Sith Lord, Galactic Empire<text:tab/>@darthvader</text:span></text:p>
      <text:p text:style-name="P1"><text:span text:style-name="T1">Fernandez de la Vega Sanz, Maria Teresa<text:tab/>mtfvs@spain.gov<text:tab/><text:tab/>First Deputy Prime Minister, Spanish Gov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